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E800000054C3F56A14.jpg"/>
  <manifest:file-entry manifest:media-type="image/jpeg" manifest:full-path="Pictures/10000000000001900000007BAFB0DAB2.jpg"/>
  <manifest:file-entry manifest:media-type="image/png" manifest:full-path="Pictures/10000000000000A70000008324C9A9A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Regular" style:font-pitch="variable"/>
    <style:font-face style:name="Ubuntu Light" svg:font-family="'Ubuntu Light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 style:list-style-name="">
      <style:paragraph-properties fo:text-align="center" style:justify-single-word="false"/>
    </style:style>
    <style:style style:name="P4" style:family="paragraph" style:parent-style-name="Heading_20_1" style:list-style-name="">
      <style:paragraph-properties fo:text-align="center" style:justify-single-word="false"/>
    </style:style>
    <style:style style:name="P5" style:family="paragraph" style:parent-style-name="Heading_20_1">
      <style:text-properties style:use-window-font-color="true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Software incluído</text:h>
      <text:h text:style-name="P3" text:outline-level="1">Conectar igualdad – CD de aplicaciones extra</text:h>
      <text:h text:style-name="P6" text:outline-level="1">Software incluído en el CD </text:h>
      <text:p text:style-name="P2">El presente CD contiene el software que puede ser instalado en la máquina de servicios del servidor Conectar Igualdad con el fin de ampliar los servicios provistos y facilitar la integración tecnológica y colaboración entre los profesores y alumnos. Todos los programas pueden ser instalados mediante el instalador provisto en el CD, simplemente </text:p>
      <text:p text:style-name="P2">tildando la casilla de verificación (checkbox) asociado al programa que desea instalar. El programa instalará y configurará automáticamente todo lo necesario para que pueda comenzar a utilizarlo inmediatamente. A continuación, se presenta la lista de programas provistos, junto con una descripción del mismo, configuración, accesos, etc. </text:p>
      <text:p text:style-name="Standard"/>
      <text:h text:style-name="Heading_20_2" text:outline-level="2">Open Atrium </text:h>
      <text:p text:style-name="P2">Se trata de una herramienta de colaboración web que permite definir diferentes grupos que pueden tener equipos dentro y manejar sus interacciones en forma privada. Contiene un blog, una wiki, un calendario, una lista de pendientes, una sección de microblog (al estilo twitter) y un panel de control que integra todo lo anterior. Es ideal para administrar proyectos, independientemente de la naturaleza de los mismos. </text:p>
      <text:p text:style-name="Standard"/>
      <text:p text:style-name="Standard"><text:span text:style-name="T1">URL:</text:span> http://172.16.0.1/intranet/atrium </text:p>
      <text:p text:style-name="Standard"><text:span text:style-name="T1">Usuario administrador: </text:span>administrador </text:p>
      <text:p text:style-name="Standard"><text:span text:style-name="T1">Clave administrador:</text:span> Administrador1;</text:p>
      <text:p text:style-name="Standard"/>
      <text:h text:style-name="Heading_20_2" text:outline-level="2">Elgg </text:h>
      <text:p text:style-name="P2">Es una plataforma de Servicios de red social que ofrece Blogueo, trabajo en red, comunidad, recolección de noticias vías feeds e intercambio de archivos (necesita conexión con internet). Todo puede ser compartido entre los usuarios, utilizando los controles de acceso y puede ser catalogado mediante tags (etiquetas). </text:p>
      <text:p text:style-name="Standard"/>
      <text:p text:style-name="Standard"><text:span text:style-name="T1">URL:</text:span> http://172.16.0.1/intranet/elgg </text:p>
      <text:p text:style-name="Standard"><text:span text:style-name="T1">Usuario administrador:</text:span> administrador </text:p>
      <text:p text:style-name="Standard"><text:span text:style-name="T1">Clave administrador: </text:span>Administrador1; </text:p>
      <text:p text:style-name="Standard"/>
      <text:h text:style-name="Heading_20_2" text:outline-level="2">Italc </text:h>
      <text:p text:style-name="P2">Es un software que permite que el profesor vea y pueda controlar las netbooks de los alumnos. El software debe instalarse en las netbooks de los alumnos o profesores, es por eso que al seleccionar la instalación de Italc, lo que se hace es crear un repositorio <text:soft-page-break/>con los paquetes necesarios para su instalación en el servidor de Conectar Igualdad, para que luego los alumnos o profesores puedan instalarlo en sus netbooks una vez que hayan configurado el repositorio. Se provee un tutorial detallado acerca de como hacer eso en la carpeta Italc (Carpeta Manuales → Italc → tutorial_instalacion.pdf). </text:p>
      <text:h text:style-name="Heading_20_2" text:outline-level="2">MediaWiki </text:h>
      <text:p text:style-name="P2">Es un sitio web cuyas páginas pueden ser editadas por múltiples voluntarios a través del navegador web. Los usuarios pueden crear, modificar o borrar un mismo texto que comparten. Podrá definir niveles de acceso necesarios para crear o modificar la información. </text:p>
      <text:p text:style-name="P2"/>
      <text:p text:style-name="Standard"><text:span text:style-name="T1">URL</text:span>: http://172.16.0.1/intranet/mediawiki </text:p>
      <text:p text:style-name="Standard"><text:span text:style-name="T1">Usuario administrador:</text:span> administrador </text:p>
      <text:p text:style-name="Standard"><text:span text:style-name="T1">Contraseña administrador:</text:span> Administrador1; </text:p>
      <text:h text:style-name="Heading_20_2" text:outline-level="2">Moodle </text:h>
      <text:p text:style-name="P2">Es un Ambiente Educativo Virtual, sistema de gestión de cursos, que ayuda a los educadores a crear comunidades de aprendizaje en línea. Este tipo de plataformas tecnológicas también se conoce como LMS (Learning Management System).</text:p>
      <text:p text:style-name="Standard"/>
      <text:p text:style-name="Standard"><text:span text:style-name="T1">URL:</text:span> http://172.16.0.1/intranet/moodle </text:p>
      <text:p text:style-name="Standard"><text:span text:style-name="T1">Usuario administrador:</text:span> administrador </text:p>
      <text:p text:style-name="Standard"><text:span text:style-name="T1">Clave administrador: </text:span>Administrador1;</text:p>
      <text:p text:style-name="Standard"/>
      <text:h text:style-name="Heading_20_2" text:outline-level="2">Wordpress </text:h>
      <text:p text:style-name="P2">WordPress es un sistema de gestión de contenido enfocado a la creación de blogs (sitios web periódicamente actualizados). Es decir, un sistema que permite crear y administrar contenidos (notas) principalmente en páginas web. Este tipo de sistema permite manejar de modo independiente el contenido y el diseño.</text:p>
      <text:p text:style-name="Standard"/>
      <text:p text:style-name="Standard"><text:span text:style-name="T1">URL:</text:span> http://172.16.0.1/intranet/wordpress </text:p>
      <text:p text:style-name="Standard"><text:span text:style-name="T1">Usuario administrador:</text:span> administrador </text:p>
      <text:p text:style-name="Standard"><text:span text:style-name="T1">Clave administrador:</text:span> Administrador1; </text:p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Regular" style:font-pitch="variable"/>
    <style:font-face style:name="Ubuntu Light" svg:font-family="'Ubuntu Light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 Light" fo:font-size="115%" fo:font-weight="bold" style:font-size-asian="115%" style:font-weight-asian="bold" style:font-size-complex="115%" style:font-weight-complex="bold"/>
    </style:style>
    <style:style style:name="Contents_20_9" style:display-name="Contents 9" style:family="paragraph" style:parent-style-name="Index" style:class="index" style:master-page-name="">
      <style:paragraph-properties fo:margin-left="0cm" fo:margin-right="0cm" fo:margin-top="0.199cm" fo:margin-bottom="0.199cm" fo:line-height="100%" fo:text-indent="0.3cm" style:auto-text-indent="false" style:page-number="auto" fo:background-color="#000000">
        <style:tab-stops>
          <style:tab-stop style:position="13.007cm" style:type="right" style:leader-style="dotted" style:leader-text="."/>
        </style:tab-stops>
        <style:background-image/>
      </style:paragraph-properties>
      <style:text-properties fo:color="#ffffff" style:font-name="Ubuntu Mono" fo:font-size="14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0cm" fo:margin-right="0cm" fo:text-indent="0cm" style:auto-text-indent="false" fo:background-color="#c0c0c0" fo:padding="0.049cm" fo:border="4pt solid #e6ff00" style:shadow="#808080 0.18cm 0.18cm">
        <style:tab-stops>
          <style:tab-stop style:position="13.506cm" style:type="right" style:leader-style="dotted" style:leader-text="."/>
        </style:tab-stops>
        <style:background-image/>
      </style:paragraph-properties>
      <style:text-properties fo:color="#ffffff"/>
    </style:style>
    <style:style style:name="Drawing" style:family="paragraph" style:parent-style-name="Caption" style:class="extra"/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from-top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6" text:anchor-type="as-char" svg:y="-1.286cm" svg:width="3.48cm" svg:height="2.731cm" draw:z-index="4"><draw:image xlink:href="Pictures/10000000000000A70000008324C9A9AF.png" xlink:type="simple" xlink:show="embed" xlink:actuate="onLoad"/></draw:frame><draw:frame draw:style-name="Mfr2" draw:name="gráficos7" text:anchor-type="char" svg:x="12.248cm" svg:y="0.616cm" svg:width="4.445cm" svg:height="1.376cm" draw:z-index="8"><draw:image xlink:href="Pictures/10000000000001900000007BAFB0DAB2.jpg" xlink:type="simple" xlink:show="embed" xlink:actuate="onLoad"/></draw:frame></text:p>
      </style:header>
      <style:footer>
        <text:p text:style-name="MP1">Página <text:page-number text:select-page="current">3</text:page-number>/<text:page-count>3</text:page-count><draw:frame draw:style-name="Mfr3" draw:name="gráficos2" text:anchor-type="as-char" svg:y="-0.824cm" svg:width="17cm" svg:height="1.342cm" draw:z-index="5"><draw:image xlink:href="Pictures/10000000000003E800000054C3F56A14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Schillaci</meta:initial-creator>
    <meta:creation-date>2011-10-15T21:43:45</meta:creation-date>
    <dc:date>2011-11-04T17:52:34</dc:date>
    <meta:editing-duration>PT2H59M27S</meta:editing-duration>
    <meta:editing-cycles>15</meta:editing-cycles>
    <meta:generator>LibreOffice/3.4$Linux LibreOffice_project/340m1$Build-302</meta:generator>
    <meta:document-statistic meta:table-count="0" meta:image-count="3" meta:object-count="0" meta:page-count="3" meta:paragraph-count="34" meta:word-count="496" meta:character-count="3540" meta:non-whitespace-character-count="3049"/>
    <dc:creator>Juan Schillaci</dc:creator>
  </office:meta>
</office:document-meta>
</file>